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BrokerMessageHandler.s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BrokerMessageHandler.setAutoStartup( boolean autoStart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rokerMessageHandler.checkDestinationPrefix( @ Nullable String destin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BrokerMessageHandler.getClientInbound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rokerMessageHandler.getBroker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rokerMessageHandler.handleMessage( Message &lt; ? &gt;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BrokerMessageHandler.setApplicationEventPublisher( @ Nullable ApplicationEventPublisher publis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rokerMessageHandler.stop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BrokerMessageHandler.getClientOutbound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rokerMessageHandler.isAutoStar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rokerMessageHandler.getDestinationPre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rokerMessageHandler.AbstractBrokerMessageHandler( SubscribableChannel inboundChannel , MessageChannel outboundChannel , SubscribableChannel brokerChannel , @ Nullable Collection &lt; String &gt; destinationPrefix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BrokerMessageHandler.isRun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rokerMessageHandler.isUserDestination( String destin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rokerMessageHandler.setUserDestinationPredicate( @ Nullable Predicate &lt; String &gt;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rokerMessageHandler.getClientOutboundChannelForSession( String session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BrokerMessageHandler.isBroker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sentDisconnectChannelInterceptor.afterSendCompletion( Message &lt; ? &gt; message , MessageChannel channel , boolean sent , @ Nullable Exception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BrokerMessageHandler.publishBrokerUnavailableEv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BrokerMessageHandler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BrokerMessageHandler.AbstractBrokerMessageHandler( SubscribableChannel inboundChannel , MessageChannel outboundChannel , SubscribableChannel broker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rokerMessageHandler.isPreservePublish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rokerMessageHandler.getApplicationEventPublis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rokerMessageHandler.start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BrokerMessageHandler.setPreservePublishOrder( boolean preservePublish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BrokerMessageHandler.stop( Runnable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BrokerMessageHandler.publishBrokerAvailableEv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